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b3cac7"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ce4"/>
        <table:table-column table:style-name="co1" table:number-columns-repeated="1021" table:default-cell-style-name="Default"/>
        <table:table-row table:style-name="ro1">
          <table:table-cell table:style-name="ce1"/>
          <table:table-cell table:style-name="ce7" office:value-type="string" calcext:value-type="string" table:number-columns-spanned="2" table:number-rows-spanned="1">
            <text:p>Numero di corpi</text:p>
          </table:table-cell>
          <table:covered-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Esecuzione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000000" calcext:value-type="float">
            <text:p>100000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2695; 3884; 2203; 2226; 3779)" office:value-type="float" office:value="2957.4" calcext:value-type="float">
            <text:p>2957.4</text:p>
          </table:table-cell>
          <table:table-cell table:formula="of:=AVERAGE(218717;218997;217884;218225;221044)" office:value-type="float" office:value="218973.4" calcext:value-type="float">
            <text:p>218973.4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4205; 4287; 2175; 2193; 2194)" office:value-type="float" office:value="3010.8" calcext:value-type="float">
            <text:p>3010.8</text:p>
          </table:table-cell>
          <table:table-cell table:formula="of:=AVERAGE(218922;220683;220060;231221;226647)" office:value-type="float" office:value="223506.6" calcext:value-type="float">
            <text:p>223506.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AVERAGE(2228; 2190; 3541; 2195; 2214)" office:value-type="float" office:value="2473.6" calcext:value-type="float">
            <text:p>2473.6</text:p>
          </table:table-cell>
          <table:table-cell table:formula="of:=AVERAGE(217670;218160;217926;218008;217945)" office:value-type="float" office:value="217941.8" calcext:value-type="float">
            <text:p>217941.8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3042; 2209; 2235; 2209; 2199)" office:value-type="float" office:value="2378.8" calcext:value-type="float">
            <text:p>2378.8</text:p>
          </table:table-cell>
          <table:table-cell table:formula="of:=AVERAGE(220279;223560;223579;220673;220475)" office:value-type="float" office:value="221713.2" calcext:value-type="float">
            <text:p>221713.2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AVERAGE(2144;2130;2156;2153;2167)" office:value-type="float" office:value="2150" calcext:value-type="float">
            <text:p>2150</text:p>
          </table:table-cell>
          <table:table-cell table:formula="of:=AVERAGE(221218;223927;220575;222090;223860)" office:value-type="float" office:value="222334" calcext:value-type="float">
            <text:p>222334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AVERAGE(3329;3312;2821;2218;2815)" office:value-type="float" office:value="2899" calcext:value-type="float">
            <text:p>2899</text:p>
          </table:table-cell>
          <table:table-cell table:formula="of:=AVERAGE(219533;218601;218529;218231;218359)" office:value-type="float" office:value="218650.6" calcext:value-type="float">
            <text:p>218650.6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AVERAGE(3312;3308;2613;2168;2228)" office:value-type="float" office:value="2725.8" calcext:value-type="float">
            <text:p>2725.8</text:p>
          </table:table-cell>
          <table:table-cell table:formula="of:=AVERAGE(216165;217306;217653;217933;218112)" office:value-type="float" office:value="217433.8" calcext:value-type="float">
            <text:p>217433.8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3379;3319;2946;2271;2198)" office:value-type="float" office:value="2822.6" calcext:value-type="float">
            <text:p>2822.6</text:p>
          </table:table-cell>
          <table:table-cell table:formula="of:=AVERAGE(217285;218041;218354;218891;218622)" office:value-type="float" office:value="218238.6" calcext:value-type="float">
            <text:p>218238.6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AVERAGE(3332;3314;2951;2221;2220)" office:value-type="float" office:value="2807.6" calcext:value-type="float">
            <text:p>2807.6</text:p>
          </table:table-cell>
          <table:table-cell table:formula="of:=AVERAGE(223021;221382;221509;222857;222744)" office:value-type="float" office:value="222302.6" calcext:value-type="float">
            <text:p>222302.6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AVERAGE(3328;3276;2239;2195;2185)" office:value-type="float" office:value="2644.6" calcext:value-type="float">
            <text:p>2644.6</text:p>
          </table:table-cell>
          <table:table-cell table:formula="of:=AVERAGE(227520;223047;223309;225546;224283)" office:value-type="float" office:value="224741" calcext:value-type="float">
            <text:p>224741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AVERAGE(2218; 4510; 4015; 2202; 2210)" office:value-type="float" office:value="3031" calcext:value-type="float">
            <text:p>3031</text:p>
          </table:table-cell>
          <table:table-cell table:formula="of:=AVERAGE(222329;217553;217756;217774;217713)" office:value-type="float" office:value="218625" calcext:value-type="float">
            <text:p>218625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AVERAGE(2194; 2202; 2233; 2212; 2231)" office:value-type="float" office:value="2214.4" calcext:value-type="float">
            <text:p>2214.4</text:p>
          </table:table-cell>
          <table:table-cell table:formula="of:=AVERAGE(222453;217699;217899;217999;218120)" office:value-type="float" office:value="218834" calcext:value-type="float">
            <text:p>218834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AVERAGE(2212; 2235; 2201; 2197; 2178)" office:value-type="float" office:value="2204.6" calcext:value-type="float">
            <text:p>2204.6</text:p>
          </table:table-cell>
          <table:table-cell table:formula="of:=AVERAGE(219394;220185;222985;221697;227974)" office:value-type="float" office:value="222447" calcext:value-type="float">
            <text:p>222447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AVERAGE(2180; 2205; 2906; 2190; 2179)" office:value-type="float" office:value="2332" calcext:value-type="float">
            <text:p>2332</text:p>
          </table:table-cell>
          <table:table-cell table:formula="of:=AVERAGE(222065;222079;230230;223279;222096)" office:value-type="float" office:value="223949.8" calcext:value-type="float">
            <text:p>223949.8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AVERAGE(2229; 2216; 2213; 2211; 2208)" office:value-type="float" office:value="2215.4" calcext:value-type="float">
            <text:p>2215.4</text:p>
          </table:table-cell>
          <table:table-cell table:formula="of:=AVERAGE(222749;219426;219744;219457;219473)" office:value-type="float" office:value="220169.8" calcext:value-type="float">
            <text:p>220169.8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AVERAGE(219353;214257;214660;214701;214803)" office:value-type="float" office:value="215554.8" calcext:value-type="float">
            <text:p>215554.8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AVERAGE(222680;224593;220626;219852;229458)" office:value-type="float" office:value="223441.8" calcext:value-type="float">
            <text:p>223441.8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AVERAGE(217796;217993;217284;217749;217705)" office:value-type="float" office:value="217705.4" calcext:value-type="float">
            <text:p>217705.4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AVERAGE(219780;220108;227615;223236;223433)" office:value-type="float" office:value="222834.4" calcext:value-type="float">
            <text:p>222834.4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AVERAGE(222589;220681;233648;221583;221324)" office:value-type="float" office:value="223965" calcext:value-type="float">
            <text:p>223965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ce12"/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12"/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style-name="ce10"/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style-name="ce10"/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style-name="ce10"/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style-name="ce10"/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style-name="ce10"/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style-name="ce10"/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style-name="ce10"/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style-name="ce10"/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style-name="ce10"/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style-name="ce10"/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style-name="ce10"/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style-name="ce10"/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style-name="ce10"/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style-name="ce10"/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style-name="ce10"/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style-name="ce10"/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style-name="ce10"/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style-name="ce10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16:34:36.354295015</meta:creation-date>
    <dc:date>2024-01-19T15:01:00.398673304</dc:date>
    <meta:editing-duration>PT51M32S</meta:editing-duration>
    <meta:editing-cycles>36</meta:editing-cycles>
    <meta:generator>LibreOffice/7.3.7.2$Linux_X86_64 LibreOffice_project/30$Build-2</meta:generator>
    <meta:document-statistic meta:table-count="1" meta:cell-count="79" meta:object-count="0"/>
  </office:meta>
</office:document-meta>
</file>